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5.4402in"/>
    </style:style>
    <style:style style:name="co5" style:family="table-column">
      <style:table-column-properties fo:break-before="auto" style:column-width="4.807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118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5" table:number-columns-repeated="3" table:default-cell-style-name="Default"/>
        <table:table-column table:style-name="co5" table:default-cell-style-name="ce3"/>
        <table:table-column table:style-name="co5" table:number-columns-repeated="1018" table:default-cell-style-name="Default"/>
        <table:table-row table:style-name="ro3">
          <table:table-cell office:value-type="string">
            <text:p>G0</text:p>
          </table:table-cell>
          <table:table-cell office:value-type="string">
            <text:p>Rapid move </text:p>
          </table:table-cell>
          <table:table-cell table:number-columns-repeated="1022"/>
        </table:table-row>
        <table:table-row table:style-name="ro3">
          <table:table-cell office:value-type="string">
            <text:p>G1</text:p>
          </table:table-cell>
          <table:table-cell office:value-type="string">
            <text:p>Controlled move</text:p>
          </table:table-cell>
          <table:table-cell table:style-name="ce1" office:value-type="string">
            <text:p>G1 F1500 <text:s text:c="3"/>G1 X90.6 Y13.8 E22.4 F3000 </text:p>
          </table:table-cell>
          <table:table-cell table:number-columns-repeated="1021"/>
        </table:table-row>
        <table:table-row table:style-name="ro4">
          <table:table-cell office:value-type="string">
            <text:p>G2</text:p>
          </table:table-cell>
          <table:table-cell table:style-name="ce4" office:value-type="string">
            <text:p>G2 - Arc - Clockwise </text:p>
          </table:table-cell>
          <table:table-cell table:style-name="ce1"/>
          <table:table-cell table:number-columns-repeated="1021"/>
        </table:table-row>
        <table:table-row table:style-name="ro4">
          <table:table-cell office:value-type="string">
            <text:p>G3</text:p>
          </table:table-cell>
          <table:table-cell table:style-name="ce4" office:value-type="string">
            <text:p>G3 - Arc - Counter Clockwise 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>
            <text:p>G4 </text:p>
          </table:table-cell>
          <table:table-cell table:style-name="Default" office:value-type="string">
            <text:p>Dwel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G4</text:p>
          </table:table-cell>
          <table:table-cell office:value-type="string">
            <text:p>Wait </text:p>
          </table:table-cell>
          <table:table-cell table:style-name="ce1" office:value-type="string">
            <text:p>G4 S180 ; Wait 3 minutes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" table:number-rows-repeated="2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G10</text:p>
          </table:table-cell>
          <table:table-cell office:value-type="string">
            <text:p>Head Offset 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G20</text:p>
          </table:table-cell>
          <table:table-cell office:value-type="string">
            <text:p>Set Units to Inches </text:p>
          </table:table-cell>
          <table:table-cell table:number-columns-repeated="1022"/>
        </table:table-row>
        <table:table-row table:style-name="ro3">
          <table:table-cell office:value-type="string">
            <text:p>G21</text:p>
          </table:table-cell>
          <table:table-cell office:value-type="string">
            <text:p>Set Units to Millimeters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5">
          <table:table-cell office:value-type="string">
            <text:p>G28</text:p>
          </table:table-cell>
          <table:table-cell office:value-type="string">
            <text:p>Move to Origin </text:p>
          </table:table-cell>
          <table:table-cell table:style-name="ce2" office:value-type="string">
            <text:p>This causes the RepRap machine to move back to its X, Y and Z zero endstops, a process known as "homing". It does so accelerating, so as to get there fast. But when it arrives it backs off by 1 mm in each direction slowly, then moves back </text:p>
          </table:table-cell>
          <table:table-cell table:number-columns-repeated="1021"/>
        </table:table-row>
        <table:table-row table:style-name="ro4">
          <table:table-cell office:value-type="string">
            <text:p>G29</text:p>
          </table:table-cell>
          <table:table-cell table:style-name="ce2" office:value-type="string">
            <text:p>Detailed Z-Probe probes the bed at 3 points. </text:p>
          </table:table-cell>
          <table:table-cell table:number-columns-repeated="1022"/>
        </table:table-row>
        <table:table-row table:style-name="ro2">
          <table:table-cell office:value-type="string">
            <text:p>G29 S2</text:p>
          </table:table-cell>
          <table:table-cell table:style-name="ce2" office:value-type="string">
            <text:p>″ to measure the print area height and store it in eepro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office:value-type="string">
            <text:p>G29 S1</text:p>
          </table:table-cell>
          <table:table-cell table:style-name="ce2" office:value-type="string">
            <text:p>will only measure the height </text:p>
          </table:table-cell>
          <table:table-cell table:number-columns-repeated="1022"/>
        </table:table-row>
        <table:table-row table:style-name="ro4">
          <table:table-cell office:value-type="string">
            <text:p>G30</text:p>
          </table:table-cell>
          <table:table-cell table:style-name="ce2" office:value-type="string">
            <text:p>Single Z Probe </text:p>
          </table:table-cell>
          <table:table-cell table:number-columns-repeated="1022"/>
        </table:table-row>
        <table:table-row table:style-name="ro2">
          <table:table-cell office:value-type="string">
            <text:p>G31</text:p>
          </table:table-cell>
          <table:table-cell table:style-name="ce2" office:value-type="string">
            <text:p>Report Current Probe status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office:value-type="string">
            <text:p>G32</text:p>
          </table:table-cell>
          <table:table-cell table:style-name="ce2" office:value-type="string">
            <text:p>Probe Z and calculate Z plane </text:p>
          </table:table-cell>
          <table:table-cell table:number-columns-repeated="1022"/>
        </table:table-row>
        <table:table-row table:style-name="ro4">
          <table:table-cell office:value-type="string">
            <text:p>G89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G90</text:p>
          </table:table-cell>
          <table:table-cell office:value-type="string">
            <text:p>Set to Absolute Positioning </text:p>
          </table:table-cell>
          <table:table-cell table:number-columns-repeated="1022"/>
        </table:table-row>
        <table:table-row table:style-name="ro3">
          <table:table-cell office:value-type="string">
            <text:p>G91</text:p>
          </table:table-cell>
          <table:table-cell office:value-type="string">
            <text:p>Set Position </text:p>
          </table:table-cell>
          <table:table-cell table:number-columns-repeated="1022"/>
        </table:table-row>
        <table:table-row table:style-name="ro4">
          <table:table-cell office:value-type="string">
            <text:p>G92 e0</text:p>
          </table:table-cell>
          <table:table-cell table:style-name="Default" office:value-type="string">
            <text:p>reset the extruder to 0</text:p>
          </table:table-cell>
          <table:table-cell table:number-columns-repeated="1022"/>
        </table:table-row>
        <table:table-row table:style-name="ro4" table:number-rows-repeated="2">
          <table:table-cell/>
          <table:table-cell table:style-name="Default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1" office:value-type="string">
            <text:p>G131 </text:p>
          </table:table-cell>
          <table:table-cell table:style-name="ce2" office:value-type="string">
            <text:p>remove any extruder offset </text:p>
          </table:table-cell>
          <table:table-cell table:number-columns-repeated="1022"/>
        </table:table-row>
        <table:table-row table:style-name="ro6">
          <table:table-cell table:style-name="ce1" office:value-type="string">
            <text:p>G132 S1 </text:p>
          </table:table-cell>
          <table:table-cell table:style-name="ce1" office:value-type="string">
            <text:p>That will measure the required offsets. S1 additionally stores the result in EEPROM, so you do not need to repeat it again.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2" office:value-type="string">
            <text:p>Gnnn </text:p>
          </table:table-cell>
          <table:table-cell table:style-name="ce2" office:value-type="string">
            <text:p>Standard GCode command, such as move to a point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nnn </text:p>
          </table:table-cell>
          <table:table-cell table:style-name="ce2" office:value-type="string">
            <text:p>RepRap-defined command, such as turn on a cooling fan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2" office:value-type="string">
            <text:p>Tnnn </text:p>
          </table:table-cell>
          <table:table-cell table:style-name="ce2" office:value-type="string">
            <text:p>Select tool nnn. In RepRap, tools are extruders 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Snnn </text:p>
          </table:table-cell>
          <table:table-cell table:style-name="ce2" office:value-type="string">
            <text:p>Command parameter, such as the voltage to send to a motor 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Pnnn </text:p>
          </table:table-cell>
          <table:table-cell table:style-name="ce2" office:value-type="string">
            <text:p>Command parameter, such as a time in milliseconds 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Xnnn </text:p>
          </table:table-cell>
          <table:table-cell table:style-name="ce2" office:value-type="string">
            <text:p>An X coordinate, usually to move to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Ynnn </text:p>
          </table:table-cell>
          <table:table-cell table:style-name="ce2" office:value-type="string">
            <text:p>A Y coordinate, usually to move to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2" office:value-type="string">
            <text:p>Znnn </text:p>
          </table:table-cell>
          <table:table-cell table:style-name="ce2" office:value-type="string">
            <text:p>A Z coordinate, usually to move to 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Innn </text:p>
          </table:table-cell>
          <table:table-cell table:style-name="ce2" office:value-type="string">
            <text:p>Parameter - not currently used 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Jnnn </text:p>
          </table:table-cell>
          <table:table-cell table:style-name="ce2" office:value-type="string">
            <text:p>Parameter - not currently used 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Fnnn </text:p>
          </table:table-cell>
          <table:table-cell table:style-name="ce2" office:value-type="string">
            <text:p>Feedrate in mm per minute. (Speed of print head movement) 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Rnnn </text:p>
          </table:table-cell>
          <table:table-cell table:style-name="ce2" office:value-type="string">
            <text:p>Parameter - used for temperatures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nnn </text:p>
          </table:table-cell>
          <table:table-cell table:style-name="ce2" office:value-type="string">
            <text:p>Parameter - not currently used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7">
          <table:table-cell table:style-name="ce2" office:value-type="string">
            <text:p>Ennn </text:p>
          </table:table-cell>
          <table:table-cell table:style-name="ce2" office:value-type="string">
            <text:p>Length of extrudate in mm. This is exactly like X, Y and Z, but for the length of filament to extrude. It is common for newer stepper based systems to interpret ... Better: Skeinforge 40 and up interprets this as the absolute length of input filament to consume, rather than the length of the extruded output.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nnn </text:p>
          </table:table-cell>
          <table:table-cell table:style-name="ce2" office:value-type="string">
            <text:p>Line number. Used to request repeat transmission in the case of communications errors.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2" office:value-type="string">
            <text:p>*nnn </text:p>
          </table:table-cell>
          <table:table-cell table:style-name="ce2" office:value-type="string">
            <text:p>Checksum. Used to check for communications errors.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0</text:p>
          </table:table-cell>
          <table:table-cell office:value-type="string">
            <text:p>Stop </text:p>
          </table:table-cell>
          <table:table-cell table:number-columns-repeated="1022"/>
        </table:table-row>
        <table:table-row table:style-name="ro3">
          <table:table-cell office:value-type="string">
            <text:p>M1</text:p>
          </table:table-cell>
          <table:table-cell office:value-type="string">
            <text:p>Sleep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3</text:p>
          </table:table-cell>
          <table:table-cell office:value-type="string">
            <text:p>Spindle On, Clockwise (CNC specific)</text:p>
          </table:table-cell>
          <table:table-cell table:number-columns-repeated="1022"/>
        </table:table-row>
        <table:table-row table:style-name="ro3">
          <table:table-cell office:value-type="string">
            <text:p>M4</text:p>
          </table:table-cell>
          <table:table-cell office:value-type="string">
            <text:p>Spindle On, Counter-Clockwise (CNC specific) </text:p>
          </table:table-cell>
          <table:table-cell table:number-columns-repeated="1022"/>
        </table:table-row>
        <table:table-row table:style-name="ro3">
          <table:table-cell office:value-type="string">
            <text:p>M5</text:p>
          </table:table-cell>
          <table:table-cell office:value-type="string">
            <text:p>Spindle Off (CNC specific)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7</text:p>
          </table:table-cell>
          <table:table-cell office:value-type="string">
            <text:p>Mist Coolant On (CNC specific) </text:p>
          </table:table-cell>
          <table:table-cell table:number-columns-repeated="1022"/>
        </table:table-row>
        <table:table-row table:style-name="ro3">
          <table:table-cell office:value-type="string">
            <text:p>M8</text:p>
          </table:table-cell>
          <table:table-cell office:value-type="string">
            <text:p>Flood Coolant On (CNC specific) </text:p>
          </table:table-cell>
          <table:table-cell table:number-columns-repeated="1022"/>
        </table:table-row>
        <table:table-row table:style-name="ro3">
          <table:table-cell office:value-type="string">
            <text:p>M9</text:p>
          </table:table-cell>
          <table:table-cell office:value-type="string">
            <text:p>Coolant Off (CNC specific) </text:p>
          </table:table-cell>
          <table:table-cell table:number-columns-repeated="1022"/>
        </table:table-row>
        <table:table-row table:style-name="ro3">
          <table:table-cell office:value-type="string">
            <text:p>M10</text:p>
          </table:table-cell>
          <table:table-cell office:value-type="string">
            <text:p>Vacuum On (CNC specific) </text:p>
          </table:table-cell>
          <table:table-cell table:number-columns-repeated="1022"/>
        </table:table-row>
        <table:table-row table:style-name="ro3">
          <table:table-cell office:value-type="string">
            <text:p>M11</text:p>
          </table:table-cell>
          <table:table-cell office:value-type="string">
            <text:p>Vacuum Off (CNC specific)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17</text:p>
          </table:table-cell>
          <table:table-cell office:value-type="string">
            <text:p>Enable/Power all stepper motors</text:p>
          </table:table-cell>
          <table:table-cell table:number-columns-repeated="1022"/>
        </table:table-row>
        <table:table-row table:style-name="ro3">
          <table:table-cell office:value-type="string">
            <text:p>M18</text:p>
          </table:table-cell>
          <table:table-cell office:value-type="string">
            <text:p>Disable all stepper motors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20</text:p>
          </table:table-cell>
          <table:table-cell office:value-type="string">
            <text:p>List SD card </text:p>
          </table:table-cell>
          <table:table-cell table:number-columns-repeated="1022"/>
        </table:table-row>
        <table:table-row table:style-name="ro3">
          <table:table-cell office:value-type="string">
            <text:p>M21</text:p>
          </table:table-cell>
          <table:table-cell office:value-type="string">
            <text:p>Initialize SD card </text:p>
          </table:table-cell>
          <table:table-cell table:number-columns-repeated="1022"/>
        </table:table-row>
        <table:table-row table:style-name="ro3">
          <table:table-cell office:value-type="string">
            <text:p>M22</text:p>
          </table:table-cell>
          <table:table-cell office:value-type="string">
            <text:p>Release SD card </text:p>
          </table:table-cell>
          <table:table-cell table:number-columns-repeated="1022"/>
        </table:table-row>
        <table:table-row table:style-name="ro3">
          <table:table-cell office:value-type="string">
            <text:p>M23</text:p>
          </table:table-cell>
          <table:table-cell office:value-type="string">
            <text:p>Select SD file </text:p>
          </table:table-cell>
          <table:table-cell table:number-columns-repeated="1022"/>
        </table:table-row>
        <table:table-row table:style-name="ro3">
          <table:table-cell office:value-type="string">
            <text:p>M24</text:p>
          </table:table-cell>
          <table:table-cell office:value-type="string">
            <text:p>Start/resume SD print</text:p>
          </table:table-cell>
          <table:table-cell table:number-columns-repeated="1022"/>
        </table:table-row>
        <table:table-row table:style-name="ro3">
          <table:table-cell office:value-type="string">
            <text:p>M25</text:p>
          </table:table-cell>
          <table:table-cell office:value-type="string">
            <text:p>Pause SD print </text:p>
          </table:table-cell>
          <table:table-cell table:number-columns-repeated="1022"/>
        </table:table-row>
        <table:table-row table:style-name="ro3">
          <table:table-cell office:value-type="string">
            <text:p>M26</text:p>
          </table:table-cell>
          <table:table-cell office:value-type="string">
            <text:p>Set SD position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7</text:p>
          </table:table-cell>
          <table:table-cell office:value-type="string">
            <text:p>Report SD print status </text:p>
          </table:table-cell>
          <table:table-cell table:number-columns-repeated="1022"/>
        </table:table-row>
        <table:table-row table:style-name="ro3">
          <table:table-cell office:value-type="string">
            <text:p>M28</text:p>
          </table:table-cell>
          <table:table-cell office:value-type="string">
            <text:p>Begin write to SD card </text:p>
          </table:table-cell>
          <table:table-cell table:number-columns-repeated="1022"/>
        </table:table-row>
        <table:table-row table:style-name="ro3">
          <table:table-cell office:value-type="string">
            <text:p>M29</text:p>
          </table:table-cell>
          <table:table-cell office:value-type="string">
            <text:p>Stop writing to SD card </text:p>
          </table:table-cell>
          <table:table-cell table:number-columns-repeated="1022"/>
        </table:table-row>
        <table:table-row table:style-name="ro3">
          <table:table-cell office:value-type="string">
            <text:p>M30</text:p>
          </table:table-cell>
          <table:table-cell office:value-type="string">
            <text:p>Delete a file on the SD card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40</text:p>
          </table:table-cell>
          <table:table-cell office:value-type="string">
            <text:p>Eject </text:p>
          </table:table-cell>
          <table:table-cell table:number-columns-repeated="1022"/>
        </table:table-row>
        <table:table-row table:style-name="ro3">
          <table:table-cell office:value-type="string">
            <text:p>M41</text:p>
          </table:table-cell>
          <table:table-cell office:value-type="string">
            <text:p>Loop </text:p>
          </table:table-cell>
          <table:table-cell table:number-columns-repeated="1022"/>
        </table:table-row>
        <table:table-row table:style-name="ro3">
          <table:table-cell office:value-type="string">
            <text:p>M42</text:p>
          </table:table-cell>
          <table:table-cell office:value-type="string">
            <text:p>Stop on material exhausted / Switch I/O pin </text:p>
          </table:table-cell>
          <table:table-cell table:number-columns-repeated="1022"/>
        </table:table-row>
        <table:table-row table:style-name="ro3">
          <table:table-cell office:value-type="string">
            <text:p>M43</text:p>
          </table:table-cell>
          <table:table-cell office:value-type="string">
            <text:p>Stand by on material exhausted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80</text:p>
          </table:table-cell>
          <table:table-cell office:value-type="string">
            <text:p>ATX Power On </text:p>
          </table:table-cell>
          <table:table-cell table:number-columns-repeated="1022"/>
        </table:table-row>
        <table:table-row table:style-name="ro3">
          <table:table-cell office:value-type="string">
            <text:p>M81</text:p>
          </table:table-cell>
          <table:table-cell office:value-type="string">
            <text:p>ATX Power Off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82</text:p>
          </table:table-cell>
          <table:table-cell office:value-type="string">
            <text:p>set extruder to absolute mode </text:p>
          </table:table-cell>
          <table:table-cell table:number-columns-repeated="1022"/>
        </table:table-row>
        <table:table-row table:style-name="ro3">
          <table:table-cell office:value-type="string">
            <text:p>M83</text:p>
          </table:table-cell>
          <table:table-cell office:value-type="string">
            <text:p>set extruder to relative mode </text:p>
          </table:table-cell>
          <table:table-cell table:number-columns-repeated="1022"/>
        </table:table-row>
        <table:table-row table:style-name="ro3">
          <table:table-cell office:value-type="string">
            <text:p>M84</text:p>
          </table:table-cell>
          <table:table-cell office:value-type="string">
            <text:p>Stop idle hold 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92</text:p>
          </table:table-cell>
          <table:table-cell office:value-type="string">
            <text:p>Set axis_steps_per_unit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98</text:p>
          </table:table-cell>
          <table:table-cell office:value-type="string">
            <text:p>Call Macro/Subprogra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99</text:p>
          </table:table-cell>
          <table:table-cell office:value-type="string">
            <text:p>Return from Macro/Subprogram </text:p>
          </table:table-cell>
          <table:table-cell table:number-columns-repeated="1022"/>
        </table:table-row>
        <table:table-row table:style-name="ro2">
          <table:table-cell office:value-type="string">
            <text:p>M100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01</text:p>
          </table:table-cell>
          <table:table-cell office:value-type="string">
            <text:p>Turn extruder 1 on Forward / Undo Extruder Retraction </text:p>
          </table:table-cell>
          <table:table-cell table:number-columns-repeated="1022"/>
        </table:table-row>
        <table:table-row table:style-name="ro3">
          <table:table-cell office:value-type="string">
            <text:p>M102</text:p>
          </table:table-cell>
          <table:table-cell office:value-type="string">
            <text:p>Turn extruder 1 on Reverse </text:p>
          </table:table-cell>
          <table:table-cell table:number-columns-repeated="1022"/>
        </table:table-row>
        <table:table-row table:style-name="ro3">
          <table:table-cell office:value-type="string">
            <text:p>M103</text:p>
          </table:table-cell>
          <table:table-cell office:value-type="string">
            <text:p>Turn all extruders off / Extruder Retraction </text:p>
          </table:table-cell>
          <table:table-cell table:number-columns-repeated="1022"/>
        </table:table-row>
        <table:table-row table:style-name="ro3">
          <table:table-cell office:value-type="string">
            <text:p>M104</text:p>
          </table:table-cell>
          <table:table-cell office:value-type="string">
            <text:p>Set Extruder Temperature </text:p>
          </table:table-cell>
          <table:table-cell table:number-columns-repeated="1022"/>
        </table:table-row>
        <table:table-row table:style-name="ro3">
          <table:table-cell office:value-type="string">
            <text:p>M105</text:p>
          </table:table-cell>
          <table:table-cell office:value-type="string">
            <text:p>Get Extruder Temperature </text:p>
          </table:table-cell>
          <table:table-cell table:number-columns-repeated="1022"/>
        </table:table-row>
        <table:table-row table:style-name="ro3">
          <table:table-cell office:value-type="string">
            <text:p>M106</text:p>
          </table:table-cell>
          <table:table-cell office:value-type="string">
            <text:p>Fan On </text:p>
          </table:table-cell>
          <table:table-cell table:number-columns-repeated="1022"/>
        </table:table-row>
        <table:table-row table:style-name="ro3">
          <table:table-cell office:value-type="string">
            <text:p>M107</text:p>
          </table:table-cell>
          <table:table-cell office:value-type="string">
            <text:p>Fan Off </text:p>
          </table:table-cell>
          <table:table-cell table:number-columns-repeated="1022"/>
        </table:table-row>
        <table:table-row table:style-name="ro3">
          <table:table-cell office:value-type="string">
            <text:p>M108</text:p>
          </table:table-cell>
          <table:table-cell office:value-type="string">
            <text:p>Set Extruder Speed </text:p>
          </table:table-cell>
          <table:table-cell table:number-columns-repeated="1022"/>
        </table:table-row>
        <table:table-row table:style-name="ro3">
          <table:table-cell office:value-type="string">
            <text:p>M109</text:p>
          </table:table-cell>
          <table:table-cell office:value-type="string">
            <text:p>Set Extruder Temperature and Wait </text:p>
          </table:table-cell>
          <table:table-cell table:number-columns-repeated="1022"/>
        </table:table-row>
        <table:table-row table:style-name="ro3">
          <table:table-cell office:value-type="string">
            <text:p>M110</text:p>
          </table:table-cell>
          <table:table-cell office:value-type="string">
            <text:p>Set Current Line Number </text:p>
          </table:table-cell>
          <table:table-cell table:number-columns-repeated="1022"/>
        </table:table-row>
        <table:table-row table:style-name="ro3">
          <table:table-cell office:value-type="string">
            <text:p>M111</text:p>
          </table:table-cell>
          <table:table-cell office:value-type="string">
            <text:p>Set Debug Level </text:p>
          </table:table-cell>
          <table:table-cell table:number-columns-repeated="1022"/>
        </table:table-row>
        <table:table-row table:style-name="ro3">
          <table:table-cell office:value-type="string">
            <text:p>M112</text:p>
          </table:table-cell>
          <table:table-cell office:value-type="string">
            <text:p>Emergency Stop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13</text:p>
          </table:table-cell>
          <table:table-cell office:value-type="string">
            <text:p>Set Extruder PW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14</text:p>
          </table:table-cell>
          <table:table-cell office:value-type="string">
            <text:p>Set Extruder PWM </text:p>
          </table:table-cell>
          <table:table-cell table:number-columns-repeated="1022"/>
        </table:table-row>
        <table:table-row table:style-name="ro3">
          <table:table-cell office:value-type="string">
            <text:p>M115</text:p>
          </table:table-cell>
          <table:table-cell office:value-type="string">
            <text:p>Get Firmware Version and Capabilities </text:p>
          </table:table-cell>
          <table:table-cell table:number-columns-repeated="1022"/>
        </table:table-row>
        <table:table-row table:style-name="ro3">
          <table:table-cell office:value-type="string">
            <text:p>M116</text:p>
          </table:table-cell>
          <table:table-cell office:value-type="string">
            <text:p>Wait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17</text:p>
          </table:table-cell>
          <table:table-cell office:value-type="string">
            <text:p>Get Zero Position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18</text:p>
          </table:table-cell>
          <table:table-cell office:value-type="string">
            <text:p>Negotiate Features </text:p>
          </table:table-cell>
          <table:table-cell table:number-columns-repeated="1022"/>
        </table:table-row>
        <table:table-row table:style-name="ro3">
          <table:table-cell office:value-type="string">
            <text:p>M119</text:p>
          </table:table-cell>
          <table:table-cell office:value-type="string">
            <text:p>Get Endstop Status </text:p>
          </table:table-cell>
          <table:table-cell table:number-columns-repeated="1022"/>
        </table:table-row>
        <table:table-row table:style-name="ro3">
          <table:table-cell office:value-type="string">
            <text:p>M120</text:p>
          </table:table-cell>
          <table:table-cell office:value-type="string">
            <text:p>Push </text:p>
          </table:table-cell>
          <table:table-cell table:number-columns-repeated="1022"/>
        </table:table-row>
        <table:table-row table:style-name="ro3">
          <table:table-cell office:value-type="string">
            <text:p>M121</text:p>
          </table:table-cell>
          <table:table-cell office:value-type="string">
            <text:p>Pop </text:p>
          </table:table-cell>
          <table:table-cell table:number-columns-repeated="1022"/>
        </table:table-row>
        <table:table-row table:style-name="ro3">
          <table:table-cell office:value-type="string">
            <text:p>M122</text:p>
          </table:table-cell>
          <table:table-cell office:value-type="string">
            <text:p>Diagnose 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26</text:p>
          </table:table-cell>
          <table:table-cell office:value-type="string">
            <text:p>Open Valve </text:p>
          </table:table-cell>
          <table:table-cell table:number-columns-repeated="1022"/>
        </table:table-row>
        <table:table-row table:style-name="ro3">
          <table:table-cell office:value-type="string">
            <text:p>M127</text:p>
          </table:table-cell>
          <table:table-cell office:value-type="string">
            <text:p>Close Valve </text:p>
          </table:table-cell>
          <table:table-cell table:number-columns-repeated="1022"/>
        </table:table-row>
        <table:table-row table:style-name="ro3">
          <table:table-cell office:value-type="string">
            <text:p>M128</text:p>
          </table:table-cell>
          <table:table-cell office:value-type="string">
            <text:p>Extruder Pressure PW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29</text:p>
          </table:table-cell>
          <table:table-cell office:value-type="string">
            <text:p>Extruder pressure off </text:p>
          </table:table-cell>
          <table:table-cell table:number-columns-repeated="1022"/>
        </table:table-row>
        <table:table-row table:style-name="ro3">
          <table:table-cell office:value-type="string">
            <text:p>M130</text:p>
          </table:table-cell>
          <table:table-cell office:value-type="string">
            <text:p>Set PID P value </text:p>
          </table:table-cell>
          <table:table-cell table:number-columns-repeated="1022"/>
        </table:table-row>
        <table:table-row table:style-name="ro3">
          <table:table-cell office:value-type="string">
            <text:p>M131</text:p>
          </table:table-cell>
          <table:table-cell office:value-type="string">
            <text:p>Set PID I valu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32</text:p>
          </table:table-cell>
          <table:table-cell office:value-type="string">
            <text:p>Set PID D value </text:p>
          </table:table-cell>
          <table:table-cell table:number-columns-repeated="1022"/>
        </table:table-row>
        <table:table-row table:style-name="ro3">
          <table:table-cell office:value-type="string">
            <text:p>M133</text:p>
          </table:table-cell>
          <table:table-cell office:value-type="string">
            <text:p>Set PID I limit value </text:p>
          </table:table-cell>
          <table:table-cell table:number-columns-repeated="1022"/>
        </table:table-row>
        <table:table-row table:style-name="ro3">
          <table:table-cell office:value-type="string">
            <text:p>M134</text:p>
          </table:table-cell>
          <table:table-cell office:value-type="string">
            <text:p>Write PID values to EEPROM </text:p>
          </table:table-cell>
          <table:table-cell table:number-columns-repeated="1022"/>
        </table:table-row>
        <table:table-row table:style-name="ro3">
          <table:table-cell office:value-type="string">
            <text:p>M135</text:p>
          </table:table-cell>
          <table:table-cell office:value-type="string">
            <text:p>Set PID sample interval </text:p>
          </table:table-cell>
          <table:table-cell table:number-columns-repeated="1022"/>
        </table:table-row>
        <table:table-row table:style-name="ro3">
          <table:table-cell office:value-type="string">
            <text:p>M136</text:p>
          </table:table-cell>
          <table:table-cell office:value-type="string">
            <text:p>Print PID settings to host 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40</text:p>
          </table:table-cell>
          <table:table-cell office:value-type="string">
            <text:p>Bed Temperature (Fast) </text:p>
          </table:table-cell>
          <table:table-cell table:number-columns-repeated="1022"/>
        </table:table-row>
        <table:table-row table:style-name="ro3">
          <table:table-cell office:value-type="string">
            <text:p>M141</text:p>
          </table:table-cell>
          <table:table-cell office:value-type="string">
            <text:p>Chamber Temperature (Fast)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142</text:p>
          </table:table-cell>
          <table:table-cell office:value-type="string">
            <text:p>Holding Pressure </text:p>
          </table:table-cell>
          <table:table-cell table:number-columns-repeated="1022"/>
        </table:table-row>
        <table:table-row table:style-name="ro3">
          <table:table-cell office:value-type="string">
            <text:p>M143</text:p>
          </table:table-cell>
          <table:table-cell office:value-type="string">
            <text:p>Maximum hot-end temperature </text:p>
          </table:table-cell>
          <table:table-cell table:number-columns-repeated="1022"/>
        </table:table-row>
        <table:table-row table:style-name="ro8">
          <table:table-cell/>
          <table:table-cell table:style-name="Default"/>
          <table:table-cell table:number-columns-repeated="3"/>
          <table:table-cell table:style-name="ce5"/>
          <table:table-cell table:number-columns-repeated="1018"/>
        </table:table-row>
        <table:table-row table:style-name="ro8">
          <table:table-cell office:value-type="string">
            <text:p>M160</text:p>
          </table:table-cell>
          <table:table-cell office:value-type="string">
            <text:p>Number of mixed materials 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8">
          <table:table-cell/>
          <table:table-cell table:style-name="Default"/>
          <table:table-cell table:number-columns-repeated="3"/>
          <table:table-cell table:style-name="ce5"/>
          <table:table-cell table:number-columns-repeated="1018"/>
        </table:table-row>
        <table:table-row table:style-name="ro8">
          <table:table-cell office:value-type="string">
            <text:p>M190</text:p>
          </table:table-cell>
          <table:table-cell office:value-type="string">
            <text:p>Wait for bed temperature to reach target temp 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8">
          <table:table-cell/>
          <table:table-cell table:style-name="Default"/>
          <table:table-cell table:number-columns-repeated="3"/>
          <table:table-cell table:style-name="ce5"/>
          <table:table-cell table:number-columns-repeated="1018"/>
        </table:table-row>
        <table:table-row table:style-name="ro3">
          <table:table-cell office:value-type="string">
            <text:p>M200</text:p>
          </table:table-cell>
          <table:table-cell office:value-type="string">
            <text:p>Set filament diameter / Get Endstop Status </text:p>
          </table:table-cell>
          <table:table-cell table:number-columns-repeated="1022"/>
        </table:table-row>
        <table:table-row table:style-name="ro3">
          <table:table-cell office:value-type="string">
            <text:p>M201</text:p>
          </table:table-cell>
          <table:table-cell office:value-type="string">
            <text:p>Set max printing acceleration </text:p>
          </table:table-cell>
          <table:table-cell table:number-columns-repeated="1022"/>
        </table:table-row>
        <table:table-row table:style-name="ro3">
          <table:table-cell office:value-type="string">
            <text:p>M202</text:p>
          </table:table-cell>
          <table:table-cell office:value-type="string">
            <text:p>Set max travel acceleration </text:p>
          </table:table-cell>
          <table:table-cell table:number-columns-repeated="1022"/>
        </table:table-row>
        <table:table-row table:style-name="ro3">
          <table:table-cell office:value-type="string">
            <text:p>M203</text:p>
          </table:table-cell>
          <table:table-cell office:value-type="string">
            <text:p>Set maximum feedrate </text:p>
          </table:table-cell>
          <table:table-cell table:number-columns-repeated="1022"/>
        </table:table-row>
        <table:table-row table:style-name="ro3">
          <table:table-cell office:value-type="string">
            <text:p>M204</text:p>
          </table:table-cell>
          <table:table-cell office:value-type="string">
            <text:p>Set default acceleration</text:p>
          </table:table-cell>
          <table:table-cell table:number-columns-repeated="1022"/>
        </table:table-row>
        <table:table-row table:style-name="ro3">
          <table:table-cell office:value-type="string">
            <text:p>M205</text:p>
          </table:table-cell>
          <table:table-cell office:value-type="string">
            <text:p>advanced settings </text:p>
          </table:table-cell>
          <table:table-cell table:number-columns-repeated="1022"/>
        </table:table-row>
        <table:table-row table:style-name="ro3">
          <table:table-cell office:value-type="string">
            <text:p>M206</text:p>
          </table:table-cell>
          <table:table-cell office:value-type="string">
            <text:p>set home offset </text:p>
          </table:table-cell>
          <table:table-cell table:number-columns-repeated="1022"/>
        </table:table-row>
        <table:table-row table:style-name="ro3">
          <table:table-cell office:value-type="string">
            <text:p>M207</text:p>
          </table:table-cell>
          <table:table-cell office:value-type="string">
            <text:p>calibrate z axis by detecting z max length </text:p>
          </table:table-cell>
          <table:table-cell table:number-columns-repeated="1022"/>
        </table:table-row>
        <table:table-row table:style-name="ro3">
          <table:table-cell office:value-type="string">
            <text:p>M208</text:p>
          </table:table-cell>
          <table:table-cell office:value-type="string">
            <text:p>set axis max travel </text:p>
          </table:table-cell>
          <table:table-cell table:number-columns-repeated="1022"/>
        </table:table-row>
        <table:table-row table:style-name="ro3">
          <table:table-cell office:value-type="string">
            <text:p>M209</text:p>
          </table:table-cell>
          <table:table-cell office:value-type="string">
            <text:p>enable automatic retract </text:p>
          </table:table-cell>
          <table:table-cell table:number-columns-repeated="1022"/>
        </table:table-row>
        <table:table-row table:style-name="ro3">
          <table:table-cell office:value-type="string">
            <text:p>M210</text:p>
          </table:table-cell>
          <table:table-cell office:value-type="string">
            <text:p>Set homing feedrates </text:p>
          </table:table-cell>
          <table:table-cell table:number-columns-repeated="1022"/>
        </table:table-row>
        <table:table-row table:style-name="ro4" table:number-rows-repeated="2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220</text:p>
          </table:table-cell>
          <table:table-cell office:value-type="string">
            <text:p>set speed factor override percentag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21</text:p>
          </table:table-cell>
          <table:table-cell office:value-type="string">
            <text:p>set extrude factor override percentage 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M226</text:p>
          </table:table-cell>
          <table:table-cell office:value-type="string">
            <text:p>Gcode Initiated Pause </text:p>
          </table:table-cell>
          <table:table-cell table:number-columns-repeated="1022"/>
        </table:table-row>
        <table:table-row table:style-name="ro3">
          <table:table-cell office:value-type="string">
            <text:p>M227</text:p>
          </table:table-cell>
          <table:table-cell office:value-type="string">
            <text:p>Enable Automatic Reverse and Prim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28</text:p>
          </table:table-cell>
          <table:table-cell office:value-type="string">
            <text:p>Disable Automatic Reverse and Prim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29</text:p>
          </table:table-cell>
          <table:table-cell office:value-type="string">
            <text:p>Enable Automatic Reverse and Prim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30</text:p>
          </table:table-cell>
          <table:table-cell office:value-type="string">
            <text:p>Disable / Enable Wait for Temperature Chang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40</text:p>
          </table:table-cell>
          <table:table-cell office:value-type="string">
            <text:p>Start conveyor belt motor / Echo off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41</text:p>
          </table:table-cell>
          <table:table-cell office:value-type="string">
            <text:p>Stop conveyor belt motor / echo on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45</text:p>
          </table:table-cell>
          <table:table-cell office:value-type="string">
            <text:p>Start cooler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246</text:p>
          </table:table-cell>
          <table:table-cell office:value-type="string">
            <text:p>Stop cooler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300</text:p>
          </table:table-cell>
          <table:table-cell office:value-type="string">
            <text:p>Play beep sound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301</text:p>
          </table:table-cell>
          <table:table-cell office:value-type="string">
            <text:p>Set PID parameters - Hot End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302</text:p>
          </table:table-cell>
          <table:table-cell office:value-type="string">
            <text:p>Allow cold extrudes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303</text:p>
          </table:table-cell>
          <table:table-cell office:value-type="string">
            <text:p>Run PID tuning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304</text:p>
          </table:table-cell>
          <table:table-cell office:value-type="string">
            <text:p>Set PID parameters - Be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9">
          <table:table-cell table:style-name="ce1" office:value-type="string">
            <text:p>M320</text:p>
          </table:table-cell>
          <table:table-cell table:style-name="ce1" office:value-type="string">
            <text:p>activate auto level temporarily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9">
          <table:table-cell table:style-name="ce1" office:value-type="string">
            <text:p>M320 S2</text:p>
          </table:table-cell>
          <table:table-cell table:style-name="ce1" office:value-type="string">
            <text:p>Activate auto level permanently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9">
          <table:table-cell table:style-name="ce1" office:value-type="string">
            <text:p>M321</text:p>
          </table:table-cell>
          <table:table-cell table:style-name="ce1" office:value-type="string">
            <text:p>Deactivate autolevel temporarily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9">
          <table:table-cell table:style-name="ce1" office:value-type="string">
            <text:p>M321 S2</text:p>
          </table:table-cell>
          <table:table-cell table:style-name="ce1" office:value-type="string">
            <text:p>Deactivate auto level permanently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9">
          <table:table-cell table:style-name="ce1" office:value-type="string">
            <text:p>M322</text:p>
          </table:table-cell>
          <table:table-cell table:style-name="ce1" office:value-type="string">
            <text:p>Reset auto level matrix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9">
          <table:table-cell table:style-name="ce1" office:value-type="string">
            <text:p>M322 S3 </text:p>
          </table:table-cell>
          <table:table-cell table:style-name="ce1" office:value-type="string">
            <text:p>Reset auto level matrix permanently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400</text:p>
          </table:table-cell>
          <table:table-cell office:value-type="string">
            <text:p>Wait for current moves to finish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420</text:p>
          </table:table-cell>
          <table:table-cell office:value-type="string">
            <text:p>Set RGB Colors as PW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10">
          <table:table-cell office:value-type="string">
            <text:p>M500</text:p>
          </table:table-cell>
          <table:table-cell table:style-name="ce5" office:value-type="string">
            <text:p>stores paramters in EEPRO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0">
          <table:table-cell office:value-type="string">
            <text:p>M501</text:p>
          </table:table-cell>
          <table:table-cell table:style-name="ce5" office:value-type="string">
            <text:p>reads parameters from EEPRO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0">
          <table:table-cell office:value-type="string">
            <text:p>M502</text:p>
          </table:table-cell>
          <table:table-cell table:style-name="ce5" office:value-type="string">
            <text:p>reverts to the default "factory settings".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0">
          <table:table-cell office:value-type="string">
            <text:p>M503</text:p>
          </table:table-cell>
          <table:table-cell table:style-name="ce5" office:value-type="string">
            <text:p>Print settings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8">
          <table:table-cell/>
          <table:table-cell table:style-name="ce5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0</text:p>
          </table:table-cell>
          <table:table-cell office:value-type="string">
            <text:p>Set Nam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1</text:p>
          </table:table-cell>
          <table:table-cell office:value-type="string">
            <text:p>Set Password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2</text:p>
          </table:table-cell>
          <table:table-cell office:value-type="string">
            <text:p>Set IP address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3</text:p>
          </table:table-cell>
          <table:table-cell office:value-type="string">
            <text:p>Set Netmask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4</text:p>
          </table:table-cell>
          <table:table-cell office:value-type="string">
            <text:p>Set Gateway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5</text:p>
          </table:table-cell>
          <table:table-cell office:value-type="string">
            <text:p>Set compatibility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6</text:p>
          </table:table-cell>
          <table:table-cell office:value-type="string">
            <text:p>Axis compensation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7</text:p>
          </table:table-cell>
          <table:table-cell office:value-type="string">
            <text:p>Set Z probe point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8</text:p>
          </table:table-cell>
          <table:table-cell office:value-type="string">
            <text:p>Set Z probe typ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59</text:p>
          </table:table-cell>
          <table:table-cell office:value-type="string">
            <text:p>Upload configuration fil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60</text:p>
          </table:table-cell>
          <table:table-cell office:value-type="string">
            <text:p>Upload web page fil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61</text:p>
          </table:table-cell>
          <table:table-cell office:value-type="string">
            <text:p>Set Identity Transform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562</text:p>
          </table:table-cell>
          <table:table-cell office:value-type="string">
            <text:p>Reset temperature fault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906</text:p>
          </table:table-cell>
          <table:table-cell office:value-type="string">
            <text:p>Set motor currents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998</text:p>
          </table:table-cell>
          <table:table-cell office:value-type="string">
            <text:p>Request resend of line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M999</text:p>
          </table:table-cell>
          <table:table-cell office:value-type="string">
            <text:p>Restart after being stopped by error </text:p>
          </table:table-cell>
          <table:table-cell table:number-columns-repeated="3"/>
          <table:table-cell table:style-name="Default"/>
          <table:table-cell table:number-columns-repeated="1018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2/22/2014</text:date>, <text:time>06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Santerre</meta:initial-creator>
    <meta:creation-date>2014-02-17T08:55:47.64</meta:creation-date>
    <dc:date>2014-02-22T06:47:46.49</dc:date>
    <dc:creator>Denis Santerre</dc:creator>
    <meta:editing-duration>P3DT4H16M32S</meta:editing-duration>
    <meta:editing-cycles>4</meta:editing-cycles>
    <meta:generator>OpenOffice/4.0.1$Win32 OpenOffice.org_project/401m5$Build-9714</meta:generator>
    <meta:printed-by>Denis Santerre</meta:printed-by>
    <meta:print-date>2014-02-17T10:33:55.13</meta:print-date>
    <meta:document-statistic meta:table-count="3" meta:cell-count="337" meta:object-count="0"/>
  </office:meta>
</office:document-meta>
</file>